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44582in" svg:width="3.38566in" svg:height="3.12395in" presentation:class="title" presentation:placeholder="true">
          <draw:text-box/>
          <svg:title/>
          <svg:desc/>
        </draw:frame>
        <draw:frame draw:id="id64" draw:style-name="a382" draw:name="Picture 2" svg:x="4.65333in" svg:y="0.38in" svg:width="4.38667in" svg:height="1.04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&lt;&lt;image [manager.Photo]&gt;&gt;</dc:title>
    <meta:initial-creator>Иван</meta:initial-creator>
    <dc:creator>USMAN</dc:creator>
    <meta:creation-date>2015-10-26T14:04:12Z</meta:creation-date>
    <dc:date>2015-12-14T06:36:42Z</dc:date>
    <meta:editing-cycles>3</meta:editing-cycles>
    <meta:editing-duration>PT3S</meta:editing-duration>
    <meta:document-statistic meta:paragraph-count="0" meta:word-count="0"/>
  </office:meta>
</office:document-meta>
</file>